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a6ca"/>
    </style:style>
    <style:style style:name="P2" style:family="paragraph" style:parent-style-name="Standard">
      <style:text-properties officeooo:paragraph-rsid="001c7c23"/>
    </style:style>
    <style:style style:name="P3" style:family="paragraph" style:parent-style-name="Standard">
      <style:text-properties officeooo:paragraph-rsid="001e25d5"/>
    </style:style>
    <style:style style:name="P4" style:family="paragraph" style:parent-style-name="Standard">
      <style:text-properties officeooo:paragraph-rsid="001fa0cd"/>
    </style:style>
    <style:style style:name="P5" style:family="paragraph" style:parent-style-name="Standard">
      <style:text-properties officeooo:paragraph-rsid="0020d3d4"/>
    </style:style>
    <style:style style:name="P6" style:family="paragraph" style:parent-style-name="Standard">
      <style:text-properties officeooo:paragraph-rsid="00211952"/>
    </style:style>
    <style:style style:name="P7" style:family="paragraph" style:parent-style-name="Standard">
      <style:text-properties officeooo:paragraph-rsid="00221ac3"/>
    </style:style>
    <style:style style:name="P8" style:family="paragraph" style:parent-style-name="Standard">
      <style:text-properties officeooo:paragraph-rsid="00222b4d"/>
    </style:style>
    <style:style style:name="T1" style:family="text">
      <style:text-properties officeooo:rsid="0019aadb"/>
    </style:style>
    <style:style style:name="T2" style:family="text">
      <style:text-properties officeooo:rsid="001aa6ca"/>
    </style:style>
    <style:style style:name="T3" style:family="text">
      <style:text-properties officeooo:rsid="001c7c23"/>
    </style:style>
    <style:style style:name="T4" style:family="text">
      <style:text-properties officeooo:rsid="001e25d5"/>
    </style:style>
    <style:style style:name="T5" style:family="text">
      <style:text-properties officeooo:rsid="001fa0cd"/>
    </style:style>
    <style:style style:name="T6" style:family="text">
      <style:text-properties officeooo:rsid="0020d3d4"/>
    </style:style>
    <style:style style:name="T7" style:family="text">
      <style:text-properties officeooo:rsid="00211952"/>
    </style:style>
    <style:style style:name="T8" style:family="text">
      <style:text-properties officeooo:rsid="00221ac3"/>
    </style:style>
    <style:style style:name="T9" style:family="text">
      <style:text-properties officeooo:rsid="00222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Mention légale</text:span></text:p>
      <text:p text:style-name="Standard"/>
      <text:p text:style-name="Standard"/>
      <text:p text:style-name="Standard"><text:tab/><text:span text:style-name="T1">Url des image : </text:span></text:p>
      <text:p text:style-name="Standard"/>
      <text:p text:style-name="P1"><text:tab/><text:span text:style-name="T2">Winnie lumineux</text:span> :<text:a xlink:type="simple" xlink:href="https://static.kiabi.com/images/peluche-lumineuse-winnie-lourson-disney-baby-violet-fille-vz990_1_fr1.jpg" text:style-name="Internet_20_link" text:visited-style-name="Visited_20_Internet_20_Link"><text:span text:style-name="T2">https://static.kiabi.com/images/peluche-lumineuse-winnie-lourson-disney-baby-violet-fille-vz990_1_fr1.jpg</text:span></text:a></text:p>
      <text:p text:style-name="P1"><text:tab/></text:p>
      <text:p text:style-name="P2"><text:tab/><text:span text:style-name="T3">camion de glace minnie : </text:span><text:a xlink:type="simple" xlink:href="https://static.kiabi.com/images/camion-marchande-de-glace-minnie-rose-petite-fille-vh781_1_fr1.jpg" text:style-name="Internet_20_link" text:visited-style-name="Visited_20_Internet_20_Link"><text:span text:style-name="T3">https://static.kiabi.com/images/camion-marchande-de-glace-minnie-rose-petite-fille-vh781_1_fr1.jpg</text:span></text:a></text:p>
      <text:p text:style-name="P2"/>
      <text:p text:style-name="P3"><text:tab/><text:span text:style-name="T4">set de veterinaire : </text:span><text:a xlink:type="simple" xlink:href="https://static.kiabi.com/images/vanity-set-veterinaire-minnie-rose-fille-vh759_1_fr1.jpg" text:style-name="Internet_20_link" text:visited-style-name="Visited_20_Internet_20_Link"><text:span text:style-name="T4">https://static.kiabi.com/images/vanity-set-veterinaire-minnie-rose-fille-vh759_1_fr1.jpg</text:span></text:a></text:p>
      <text:p text:style-name="P3"/>
      <text:p text:style-name="P3"><text:tab/><text:span text:style-name="T4">Tante minnie : </text:span><text:a xlink:type="simple" xlink:href="https://static.kiabi.com/images/tente-pop-up-minnie-rose-fille-ge127_1_fr1.jpg" text:style-name="Internet_20_link" text:visited-style-name="Visited_20_Internet_20_Link"><text:span text:style-name="T4">https://static.kiabi.com/images/tente-pop-up-minnie-rose-fille-ge127_1_fr1.jpg</text:span></text:a></text:p>
      <text:p text:style-name="P3"/>
      <text:p text:style-name="P3"><text:tab/><text:bookmark text:name="productName"/>Ballon sauteur :<text:a xlink:type="simple" xlink:href="https://static.kiabi.com/images/ballon-sauteur-reine-des-neiges-bleu-fille-vq929_1_fr1.jpg" text:style-name="Internet_20_link" text:visited-style-name="Visited_20_Internet_20_Link"><text:span text:style-name="T4">https://static.kiabi.com/images/ballon-sauteur-reine-des-neiges-bleu-fille-vq929_1_fr1.jpg</text:span></text:a></text:p>
      <text:p text:style-name="P3"/>
      <text:p text:style-name="P4"><text:tab/><text:span text:style-name="T5">Tete a coiffer raiponce : </text:span><text:a xlink:type="simple" xlink:href="https://static.kiabi.com/images/tete-a-coiffer-raiponce-violet-fille-we947_1_fr1.jpg" text:style-name="Internet_20_link" text:visited-style-name="Visited_20_Internet_20_Link"><text:span text:style-name="T5">https://static.kiabi.com/images/tete-a-coiffer-raiponce-violet-fille-we947_1_fr1.jpg</text:span></text:a></text:p>
      <text:p text:style-name="P4"/>
      <text:p text:style-name="P4"><text:tab/><text:span text:style-name="T5">Coussin secret : </text:span><text:a xlink:type="simple" xlink:href="https://static.kiabi.com/images/coussin-secret-reine-des-neiges--bleuviolet-fille-vk793_1_fr1.jpg" text:style-name="Internet_20_link" text:visited-style-name="Visited_20_Internet_20_Link"><text:span text:style-name="T5">https://static.kiabi.com/images/coussin-secret-reine-des-neiges--bleuviolet-fille-vk793_1_fr1.jpg</text:span></text:a></text:p>
      <text:p text:style-name="P4"/>
      <text:p text:style-name="P5"><text:tab/><text:span text:style-name="T5">trottinette : </text:span><text:a xlink:type="simple" xlink:href="https://static.kiabi.com/images/trottinette-chica-vampiro-violetrose-fille-vh718_1_fr1.jpg" text:style-name="Internet_20_link" text:visited-style-name="Visited_20_Internet_20_Link"><text:span text:style-name="T5">https://static.kiabi.com/images/trottinette-chica-vampiro-violetrose-fille-vh718_1_fr1.jpg</text:span></text:a></text:p>
      <text:p text:style-name="P5"/>
      <text:p text:style-name="P5"><text:tab/><text:span text:style-name="T6">poney : </text:span><text:a xlink:type="simple" xlink:href="https://static.kiabi.com/images/figurine-poney-accessoires-blancroseviolet-fille-wa004_1_fr1.jpg" text:style-name="Internet_20_link" text:visited-style-name="Visited_20_Internet_20_Link"><text:span text:style-name="T6">https://static.kiabi.com/images/figurine-poney-accessoires-blancroseviolet-fille-wa004_1_fr1.jpg</text:span></text:a></text:p>
      <text:p text:style-name="P5"/>
      <text:p text:style-name="P5"><text:tab/><text:bookmark text:name="productName1"/>Perche à selfie / microphone : <text:a xlink:type="simple" xlink:href="https://static.kiabi.com/images/perche-a-selfie-microphone--violet-fille-vh772_1_fr1.jpg" text:style-name="Internet_20_link" text:visited-style-name="Visited_20_Internet_20_Link"><text:span text:style-name="T6">https://static.kiabi.com/images/perche-a-selfie-microphone--violet-fille-vh772_1_fr1.jpg</text:span></text:a></text:p>
      <text:p text:style-name="P5"/>
      <text:p text:style-name="P5"><text:tab/><text:span text:style-name="T6">Set princesse : </text:span><text:a xlink:type="simple" xlink:href="https://images.king-jouet.com/6/GU170762_6.jpg" text:style-name="Internet_20_link" text:visited-style-name="Visited_20_Internet_20_Link"><text:span text:style-name="T6">https://images.king-jouet.com/6/GU170762_6.jpg</text:span></text:a></text:p>
      <text:p text:style-name="P5"><text:tab/></text:p>
      <text:p text:style-name="P6"><text:tab/>Patins entrainement Soy Luna : <text:a xlink:type="simple" xlink:href="https://images.king-jouet.com/6/GU243490_6.jpg" text:style-name="Internet_20_link" text:visited-style-name="Visited_20_Internet_20_Link"><text:span text:style-name="T7">https://images.king-jouet.com/6/GU243490_6.jpg</text:span></text:a></text:p>
      <text:p text:style-name="P6"><text:tab/></text:p>
      <text:p text:style-name="P6"><text:tab/><text:span text:style-name="T7">Glitza party : </text:span><text:a xlink:type="simple" xlink:href="https://images.king-jouet.com/6/GU711416_6.jpg" text:style-name="Internet_20_link" text:visited-style-name="Visited_20_Internet_20_Link"><text:span text:style-name="T7">https://images.king-jouet.com/6/GU711416_6.jpg</text:span></text:a></text:p>
      <text:p text:style-name="P6"/>
      <text:p text:style-name="P7"><text:tab/>Bubble Up Raquettes Magiques : <text:a xlink:type="simple" xlink:href="https://images.king-jouet.com/6/GU233946_6.jpg" text:style-name="Internet_20_link" text:visited-style-name="Visited_20_Internet_20_Link"><text:span text:style-name="T8">https://images.king-jouet.com/6/GU233946_6.jpg</text:span></text:a></text:p>
      <text:p text:style-name="P7"><text:s/><text:tab/></text:p>
      <text:p text:style-name="P8"><text:tab/>Maggie &amp; Bianca - Machine à coudre : <text:span text:style-name="T9">https://images.king-jouet.com/6/GU711489_6.jpg</text:span></text:p>
      <text:p text:style-name="P7"><text:tab/></text:p>
      <text:p text:style-name="P6"/>
      <text:p text:style-name="P6"><text:tab/></text:p>
      <text:p text:style-name="P6"><text:s/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8:54:14.156332935</meta:creation-date>
    <dc:date>2018-01-07T21:25:23.961892503</dc:date>
    <meta:editing-duration>PT7M31S</meta:editing-duration>
    <meta:editing-cycles>1</meta:editing-cycles>
    <meta:document-statistic meta:table-count="0" meta:image-count="0" meta:object-count="0" meta:page-count="1" meta:paragraph-count="24" meta:word-count="81" meta:character-count="1524" meta:non-whitespace-character-count="1431"/>
    <meta:generator>LibreOffice/5.1.6.2$Linux_X86_64 LibreOffice_project/10m0$Build-2</meta:generator>
  </office:meta>
</office:document-meta>
</file>